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 officeooo:rsid="00187ea4" officeooo:paragraph-rsid="00187ea4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so SVG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5:29:43.878595055</meta:creation-date>
    <dc:date>2023-07-13T05:31:58.186403390</dc:date>
    <meta:editing-duration>PT2M26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0.4.2$Linux_X86_64 LibreOffice_project/00$Build-2</meta:generator>
  </office:meta>
</office:document-meta>
</file>